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-Light" svg:font-family="Calibri-Light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6.493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12.2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4" style:family="table-row">
      <style:table-row-properties style:row-height="3.05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399ff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Times New Roman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99ccff" style:text-align-source="fix" style:repeat-content="false" fo:wrap-option="wrap" fo:border-left="0.035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35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ccffff" style:text-align-source="fix" style:repeat-content="false" fo:wrap-option="wrap" fo:border-left="0.035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88cm solid #000000" style:text-align-source="fix" style:repeat-content="false" fo:wrap-option="wrap" fo:border-left="0.035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035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ffff" fo:wrap-option="wrap" style:vertical-align="middl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88cm solid #000000" fo:wrap-option="wrap" fo:border-left="none" fo:border-right="none" fo:border-top="none" style:vertical-align="middl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35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99ccff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wrap-option="wrap" fo:border-left="none" fo:border-right="0.088cm solid #000000" fo:border-top="none" style:vertical-align="middl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ccffff" fo:wrap-option="wrap" fo:border-left="none" fo:border-right="0.088cm solid #000000" fo:border-top="none" style:vertical-align="middl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88cm solid #000000" fo:wrap-option="wrap" fo:border-left="none" fo:border-right="0.088cm solid #000000" fo:border-top="none" style:vertical-align="middle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vertical-align="middle"/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12"/>
        <table:table-column table:style-name="co3" table:default-cell-style-name="ce6"/>
        <table:table-column table:style-name="co4" table:default-cell-style-name="ce12"/>
        <table:table-column table:style-name="co5" table:default-cell-style-name="ce23"/>
        <table:table-column table:style-name="co6" table:number-columns-repeated="1019" table:default-cell-style-name="ce12"/>
        <table:table-row table:style-name="ro1">
          <table:table-cell table:style-name="ce1" office:value-type="string" table:number-columns-spanned="5" table:number-rows-spanned="1">
            <text:p>Liste des compétences du référentiel</text:p>
          </table:table-cell>
          <table:covered-table-cell table:style-name="ce7"/>
          <table:covered-table-cell table:style-name="ce13"/>
          <table:covered-table-cell table:style-name="ce7"/>
          <table:covered-table-cell table:style-name="ce18"/>
          <table:table-cell table:number-columns-repeated="1019"/>
        </table:table-row>
        <table:table-row table:style-name="ro2">
          <table:table-cell table:style-name="ce2" office:value-type="string">
            <text:p>N° Fiche AT</text:p>
          </table:table-cell>
          <table:table-cell table:style-name="ce8" office:value-type="string">
            <text:p>Activités types</text:p>
          </table:table-cell>
          <table:table-cell table:style-name="ce14" office:value-type="string">
            <text:p>N° Fiche CP</text:p>
          </table:table-cell>
          <table:table-cell table:style-name="ce8" office:value-type="string">
            <text:p>Compétences professionnelles</text:p>
          </table:table-cell>
          <table:table-cell table:style-name="ce19" office:value-type="string">
            <text:p>Référence dans le mémoire (section, partie)</text:p>
          </table:table-cell>
          <table:table-cell table:number-columns-repeated="101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Développer une application sécurisée</text:p>
          </table:table-cell>
          <table:table-cell table:style-name="ce15" office:value-type="float" office:value="1">
            <text:p>1</text:p>
          </table:table-cell>
          <table:table-cell table:style-name="ce9" office:value-type="string">
            <text:p>Installer et configurer son environnement de travail en fonction du projet</text:p>
          </table:table-cell>
          <table:table-cell table:style-name="ce20" office:value-type="string">
            <text:p>Gestion du projet → 1. Environnement humain et technique → Environnement technique (p. 10–11) : stack (Python, Flask, SQLite, React, TypeScript, Vite, PIXI, Git), Contrôle de version, Déploiement (Docker Compose).</text:p>
          </table:table-cell>
          <table:table-cell table:number-columns-repeated="1019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0" office:value-type="string">
            <text:p>Développer une application sécurisée</text:p>
          </table:table-cell>
          <table:table-cell table:style-name="ce16" office:value-type="float" office:value="2">
            <text:p>2</text:p>
          </table:table-cell>
          <table:table-cell table:style-name="ce10" office:value-type="string">
            <text:p>Développer des interfaces utilisateur</text:p>
          </table:table-cell>
          <table:table-cell table:style-name="ce21" office:value-type="string">
            <text:p>Réalisations front-end (p. 18–27) : 1. Organisation du code ; 2. Organisation de l'interface et maquettes ; 3. Interface utilisateur – écrans et exemples (SPA React, plateau PIXI, log, parcours auth → jeu → replay). Plan du site : p. 27.</text:p>
          </table:table-cell>
          <table:table-cell table:number-columns-repeated="101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Développer une application sécurisée</text:p>
          </table:table-cell>
          <table:table-cell table:style-name="ce15" office:value-type="float" office:value="3">
            <text:p>3</text:p>
          </table:table-cell>
          <table:table-cell table:style-name="ce9" office:value-type="string">
            <text:p>Développer des composants métier</text:p>
          </table:table-cell>
          <table:table-cell table:style-name="ce20" office:value-type="string">
            <text:p>Réalisation back-end (p. 38–42) : 1. Structure du code (W40KEngine, phase_handlers, observation_builder, action_decoder, reward_calculator) ; 4. Composants métier. Réalisations IA (p. 44–45) : pipeline d'entraînement, observation, récompenses.</text:p>
          </table:table-cell>
          <table:table-cell table:number-columns-repeated="1019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0" office:value-type="string">
            <text:p>Développer une application sécurisée</text:p>
          </table:table-cell>
          <table:table-cell table:style-name="ce16" office:value-type="float" office:value="4">
            <text:p>4</text:p>
          </table:table-cell>
          <table:table-cell table:style-name="ce10" office:value-type="string">
            <text:p>Contribuer à la gestion d'un projet informatique</text:p>
          </table:table-cell>
          <table:table-cell table:style-name="ce21" office:value-type="string">
            <text:p>Gestion du projet (p. 10–11, 16) : 1. Environnement humain et technique (démarche itérative, planning, état d'avancement Roadmap.md) ; 2. Objectifs de qualité (p. 16). Besoins du projet → 3. Contraintes et livrables (p. 9 et suiv.).</text:p>
          </table:table-cell>
          <table:table-cell table:number-columns-repeated="1019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9" office:value-type="string">
            <text:p>Concevoir et développer une application sécurisée organisée en couches</text:p>
          </table:table-cell>
          <table:table-cell table:style-name="ce15" office:value-type="float" office:value="5">
            <text:p>5</text:p>
          </table:table-cell>
          <table:table-cell table:style-name="ce9" office:value-type="string">
            <text:p>Analyser les besoins et maquetter une application</text:p>
          </table:table-cell>
          <table:table-cell table:style-name="ce20" office:value-type="string">
            <text:p>Besoins du projet (p. 9 et suiv.) : 2. Cahier des charges (besoins initiaux, fonctionnels, non fonctionnels). Réalisations front-end → 2. Organisation de l'interface et maquettes (p. 18–27, parcours, plan du site / sitemap, maquettes).</text:p>
          </table:table-cell>
          <table:table-cell table:number-columns-repeated="1019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0" office:value-type="string">
            <text:p>Concevoir et développer une application sécurisée organisée en couches</text:p>
          </table:table-cell>
          <table:table-cell table:style-name="ce16" office:value-type="float" office:value="6">
            <text:p>6</text:p>
          </table:table-cell>
          <table:table-cell table:style-name="ce10" office:value-type="string">
            <text:p>Définir l'architecture logicielle d'une application</text:p>
          </table:table-cell>
          <table:table-cell table:style-name="ce21" office:value-type="string">
            <text:p>Résumé / Introduction (p. 6–7) : architecture en modules (engine/, ai/, services/, frontend/, config/). Réalisation back-end (p. 38–39) : Architecture logicielle (Moteur, IA, API, Frontend, Config) ; 1. Structure du code.</text:p>
          </table:table-cell>
          <table:table-cell table:number-columns-repeated="1019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9" office:value-type="string">
            <text:p>Concevoir et développer une application sécurisée organisée en couches</text:p>
          </table:table-cell>
          <table:table-cell table:style-name="ce15" office:value-type="float" office:value="7">
            <text:p>7</text:p>
          </table:table-cell>
          <table:table-cell table:style-name="ce9" office:value-type="string">
            <text:p>Concevoir et mettre en place une base de données relationnelle</text:p>
          </table:table-cell>
          <table:table-cell table:style-name="ce20" office:value-type="string">
            <text:p>Réalisation back-end → 2. Base de données (p. 42) : SQLite config/users.db, tables (profiles, users, game_modes, options, profile_game_modes, profile_options, sessions), script initialize_auth_db, spécification USER_ACCESS_CONTROL.md. Annexes : schéma MEA / physique, script BDD auth.</text:p>
          </table:table-cell>
          <table:table-cell table:number-columns-repeated="1019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0" office:value-type="string">
            <text:p>Concevoir et développer une application sécurisée organisée en couches</text:p>
          </table:table-cell>
          <table:table-cell table:style-name="ce16" office:value-type="float" office:value="8">
            <text:p>8</text:p>
          </table:table-cell>
          <table:table-cell table:style-name="ce10" office:value-type="string">
            <text:p>Développer des composants d'accès aux données SQL et NoSQL</text:p>
          </table:table-cell>
          <table:table-cell table:style-name="ce21" office:value-type="string">
            <text:p>Réalisation back-end → 2. Base de données (p. 42, accès auth, requêtes paramétrées) ; 3. API RESTful (services/api_server.py, routes auth/game/replay). Pas de NoSQL dans le projet ; accès données = SQLite + API.</text:p>
          </table:table-cell>
          <table:table-cell table:number-columns-repeated="1019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9" office:value-type="string">
            <text:p>Préparer le déploiement d'une application sécurisée</text:p>
          </table:table-cell>
          <table:table-cell table:style-name="ce15" office:value-type="float" office:value="9">
            <text:p>9</text:p>
          </table:table-cell>
          <table:table-cell table:style-name="ce9" office:value-type="string">
            <text:p>Préparer et exécuter les plans de tests d'une application</text:p>
          </table:table-cell>
          <table:table-cell table:style-name="ce20" office:value-type="string">
            <text:p>Gestion du projet → 2. Objectifs qualité (p. 16, traçabilité, conformité). Jeux d'essai (p. 49) : plan de tests (test moteur, check_ai_rules, audit_shooting_phase, analyzer, hidden_action_finder, bot_evaluation, métriques). Réalisations IA → Conformité et analyse des logs. Jeu d'essai représentatif : Analyzer.py + vérification visuelle (Jeu_essai_complet.md).</text:p>
          </table:table-cell>
          <table:table-cell table:number-columns-repeated="1019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10" office:value-type="string">
            <text:p>Préparer le déploiement d'une application sécurisée</text:p>
          </table:table-cell>
          <table:table-cell table:style-name="ce16" office:value-type="float" office:value="10">
            <text:p>10</text:p>
          </table:table-cell>
          <table:table-cell table:style-name="ce10" office:value-type="string">
            <text:p>Préparer et documenter le déploiement d'une application</text:p>
          </table:table-cell>
          <table:table-cell table:style-name="ce21" office:value-type="string">
            <text:p>Déploiement (p. 51–52) : procédure sur NAS Synology, Docker Compose, configuration (ports, reverse proxy, volumes, variables d'environnement), schéma de déploiement. Documentation : Deployment_Synology.md.</text:p>
          </table:table-cell>
          <table:table-cell table:number-columns-repeated="1019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1" office:value-type="string">
            <text:p>Préparer le déploiement d'une application sécurisée</text:p>
          </table:table-cell>
          <table:table-cell table:style-name="ce17" office:value-type="float" office:value="11">
            <text:p>11</text:p>
          </table:table-cell>
          <table:table-cell table:style-name="ce11" office:value-type="string">
            <text:p>Contribuer à la mise en production dans une démarche DevOps</text:p>
          </table:table-cell>
          <table:table-cell table:style-name="ce22" office:value-type="string">
            <text:p>Déploiement (p. 51–52) : Docker Compose (backend + frontend Nginx), déploiement sur NAS Synology, healthcheck (/api/health), variables d'environnement (SYNO_CONFIG_PATH, SYNO_MODELS_PATH, SYNO_RUNTIME_PATH), flux applicatif. Besoins : application conteneurisable et déployable.</text:p>
          </table:table-cell>
          <table:table-cell table:number-columns-repeated="1019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-Light" svg:font-family="Calibri-Light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8">08/03/2026</text:date>, <text:time>21:2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</meta:initial-creator>
    <meta:creation-date>2026-03-08T21:18:52.46</meta:creation-date>
    <dc:date>2026-03-08T21:27:40.57</dc:date>
    <dc:creator>Greg </dc:creator>
    <meta:editing-duration>PT8M47S</meta:editing-duration>
    <meta:editing-cycles>2</meta:editing-cycles>
    <meta:generator>OpenOffice/4.1.16$Win32 OpenOffice.org_project/4116m3$Build-9816</meta:generator>
    <meta:document-statistic meta:table-count="3" meta:cell-count="61" meta:object-count="0"/>
  </office:meta>
</office:document-meta>
</file>